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Another interesting project idea for Flask is a Task Management System. Here's how you can structure it:</text:p>
      <text:p text:style-name="Standard"/>
      <text:p text:style-name="Standard">**Project Idea: Task Management System**</text:p>
      <text:p text:style-name="Standard"/>
      <text:p text:style-name="Standard">**Description:** A web application where users can create, manage, and track their tasks or projects. Users can organize tasks into categories, set deadlines, assign tasks to team members, and monitor progress.</text:p>
      <text:p text:style-name="Standard"/>
      <text:p text:style-name="Standard">**Key Features:**</text:p>
      <text:p text:style-name="Standard"/>
      <text:p text:style-name="Standard">1. **User Authentication:**</text:p>
      <text:p text:style-name="Standard"><text:s text:c="3"/>- Allow users to sign up, log in, and securely manage their accounts.</text:p>
      <text:p text:style-name="Standard"><text:s text:c="3"/>- Use sessions or tokens to authenticate users and protect sensitive information.</text:p>
      <text:p text:style-name="Standard"/>
      <text:p text:style-name="Standard">2. **Task Management:**</text:p>
      <text:p text:style-name="Standard"><text:s text:c="3"/>- Enable users to create, edit, and delete tasks.</text:p>
      <text:p text:style-name="Standard"><text:s text:c="3"/>- Include fields for task title, description, due date, priority, status, etc.</text:p>
      <text:p text:style-name="Standard"><text:s text:c="3"/>- Implement features like drag-and-drop to reorder tasks or mark them as completed.</text:p>
      <text:p text:style-name="Standard"/>
      <text:p text:style-name="Standard">3. **Project Organization:**</text:p>
      <text:p text:style-name="Standard"><text:s text:c="3"/>- Allow users to group tasks into projects or categories for better organization.</text:p>
      <text:p text:style-name="Standard"><text:s text:c="3"/>- Provide features to create, edit, and delete projects.</text:p>
      <text:p text:style-name="Standard"><text:s text:c="3"/>- Display tasks within each project and allow users to switch between different projects.</text:p>
      <text:p text:style-name="Standard"/>
      <text:p text:style-name="Standard">4. **Task Assignment and Collaboration:**</text:p>
      <text:p text:style-name="Standard"><text:s text:c="3"/>- Enable users to assign tasks to specific team members or collaborators.</text:p>
      <text:p text:style-name="Standard"><text:s text:c="3"/>- Implement notifications or email alerts for task assignments and updates.</text:p>
      <text:p text:style-name="Standard"><text:s text:c="3"/>- Allow users to comment on tasks and discuss them with team members.</text:p>
      <text:p text:style-name="Standard"/>
      <text:p text:style-name="Standard">5. **Deadline Management:**</text:p>
      <text:p text:style-name="Standard"><text:s text:c="3"/>- Display deadlines prominently and provide reminders for upcoming deadlines.</text:p>
      <text:p text:style-name="Standard"><text:s text:c="3"/>- Implement features like color-coded labels or progress bars to visualize task deadlines.</text:p>
      <text:p text:style-name="Standard"/>
      <text:p text:style-name="Standard">6. **User Roles and Permissions:**</text:p>
      <text:p text:style-name="Standard"><text:s text:c="3"/>- Define different user roles (e.g., admin, manager, member) with varying levels of access.</text:p>
      <text:p text:style-name="Standard"><text:s text:c="3"/>- Restrict certain actions based on user roles (e.g., only admins can delete tasks or create new projects).</text:p>
      <text:p text:style-name="Standard"/>
      <text:p text:style-name="Standard">7. **Reporting and Analytics:**</text:p>
      <text:p text:style-name="Standard"><text:s text:c="3"/>- Provide insights into task completion rates, project progress, and team productivity.</text:p>
      <text:p text:style-name="Standard"><text:s text:c="3"/>- Generate reports or charts to visualize data and identify trends or bottlenecks.</text:p>
      <text:p text:style-name="Standard"/>
      <text:p text:style-name="Standard">8. **Responsive Design:**</text:p>
      <text:p text:style-name="Standard"><text:s text:c="3"/>- Ensure the application is responsive and works well on different devices and screen sizes.</text:p>
      <text:p text:style-name="Standard"/>
      <text:p text:style-name="Standard">9. **Security:**</text:p>
      <text:p text:style-name="Standard"><text:s text:c="3"/>- Implement measures to protect user data and prevent unauthorized access.</text:p>
      <text:p text:style-name="Standard"><text:s text:c="3"/>- Use secure password storage techniques and protect against common security vulnerabilities.</text:p>
      <text:p text:style-name="Standard"/>
      <text:p text:style-name="Standard">10. **Deployment:**</text:p>
      <text:p text:style-name="Standard"><text:s text:c="4"/>- Deploy the application to a web server for others to access online.</text:p>
      <text:p text:style-name="Standard"><text:soft-page-break/><text:s text:c="4"/>- Consider using platforms like Heroku, PythonAnywhere, or AWS for deployment.</text:p>
      <text:p text:style-name="Standard"/>
      <text:p text:style-name="Standard">This project is great for learning about building web applications with Flask, especially for users interested in project management or productivity tools. It covers various aspects of web development, including user authentication, database management, front-end design, and collaboration features. If you're interested, I can provide more detailed steps on how to get started with this project.</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5-21T01:08:42.462634119</meta:creation-date>
    <dc:date>2024-05-21T01:09:31.143181157</dc:date>
    <meta:editing-duration>PT49S</meta:editing-duration>
    <meta:editing-cycles>1</meta:editing-cycles>
    <meta:generator>LibreOffice/7.3.7.2$Linux_X86_64 LibreOffice_project/30$Build-2</meta:generator>
    <meta:document-statistic meta:table-count="0" meta:image-count="0" meta:object-count="0" meta:page-count="2" meta:paragraph-count="37" meta:word-count="417" meta:character-count="2849" meta:non-whitespace-character-count="2401"/>
  </office:meta>
</office:document-meta>
</file>